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подробный <text:span text:style-name="Strong_20_Emphasis">план разработки клиент-серверного приложения на C++ для создания и проверки цифровой подписи</text:span>, с учетом:</text:p>
      <text:list text:style-name="L1">
        <text:list-item>
          <text:p text:style-name="P5">Применения открытого и закрытого ключей (асимметричная криптография).</text:p>
        </text:list-item>
        <text:list-item>
          <text:p text:style-name="P5">Обработки файлов.</text:p>
        </text:list-item>
        <text:list-item>
          <text:p text:style-name="P5">Серверной генерации подписи.</text:p>
        </text:list-item>
        <text:list-item>
          <text:p text:style-name="P5">Клиентской проверки подписи.</text:p>
        </text:list-item>
      </text:list>
      <text:p text:style-name="Horizontal_20_Line"/>
      <text:h text:style-name="Heading_20_2" text:outline-level="2">🔐 <text:span text:style-name="Strong_20_Emphasis">Цель:</text:span></text:h>
      <text:p text:style-name="Text_20_body">Создать систему, где:</text:p>
      <text:list text:style-name="L2">
        <text:list-item>
          <text:p text:style-name="P6"><text:span text:style-name="Strong_20_Emphasis">Сервер</text:span>: хранит закрытый ключ, принимает файл, подписывает его, возвращает подпись.</text:p>
        </text:list-item>
        <text:list-item>
          <text:p text:style-name="P6"><text:span text:style-name="Strong_20_Emphasis">Клиент</text:span>: отправляет файл, получает подпись, проверяет подпись при помощи открытого ключа.</text:p>
        </text:list-item>
      </text:list>
      <text:p text:style-name="Horizontal_20_Line"/>
      <text:h text:style-name="Heading_20_2" text:outline-level="2">📋 <text:span text:style-name="Strong_20_Emphasis">Технологический стек</text:span></text:h>
      <text:list text:style-name="L3">
        <text:list-item>
          <text:p text:style-name="P7">Язык: <text:span text:style-name="Strong_20_Emphasis">C++</text:span></text:p>
        </text:list-item>
        <text:list-item>
          <text:p text:style-name="P7">Библиотека для криптографии: <text:span text:style-name="Strong_20_Emphasis">OpenSSL</text:span></text:p>
        </text:list-item>
        <text:list-item>
          <text:p text:style-name="P7">Сетевое взаимодействие: <text:span text:style-name="Strong_20_Emphasis">TCP sockets</text:span> (через стандартные POSIX или Boost.Asio)</text:p>
        </text:list-item>
      </text:list>
      <text:p text:style-name="Horizontal_20_Line"/>
      <text:h text:style-name="Heading_20_2" text:outline-level="2">🧩 Этапы разработки</text:h>
      <text:h text:style-name="Heading_20_3" text:outline-level="3">1. 🔐 Генерация ключей</text:h>
      <text:list text:style-name="L4">
        <text:list-item>
          <text:p text:style-name="P8">Генерировать RSA ключи: 2048 бит.</text:p>
        </text:list-item>
        <text:list-item>
          <text:p text:style-name="P8">Хранить:</text:p>
          <text:list>
            <text:list-item>
              <text:p text:style-name="P8">Закрытый ключ на сервере (<text:span text:style-name="Source_20_Text">private.pem</text:span>)</text:p>
            </text:list-item>
            <text:list-item>
              <text:p text:style-name="P8">Открытый ключ — отправляется клиенту (<text:span text:style-name="Source_20_Text">public.pem</text:span>)</text:p>
            </text:list-item>
          </text:list>
        </text:list-item>
      </text:list>
      <text:p text:style-name="Text_20_body">📌 <text:span text:style-name="Strong_20_Emphasis">Инструмент OpenSSL:</text:span></text:p>
      <text:p text:style-name="Preformatted_20_Text">bash</text:p>
      <text:p text:style-name="Preformatted_20_Text">КопироватьРедактировать</text:p>
      <text:p text:style-name="P1"><text:span text:style-name="Source_20_Text">openssl genrsa -out private.pem 2048</text:span></text:p>
      <text:p text:style-name="P4"><text:span text:style-name="Source_20_Text">openssl rsa -in private.pem -outform PEM -pubout -out public.pem</text:span></text:p>
      <text:p text:style-name="Horizontal_20_Line"/>
      <text:h text:style-name="Heading_20_3" text:outline-level="3"><text:soft-page-break/>2. 🌐 Сервер</text:h>
      <text:h text:style-name="Heading_20_4" text:outline-level="4">Функции:</text:h>
      <text:list text:style-name="L5">
        <text:list-item>
          <text:p text:style-name="P9">Принимает файл от клиента по TCP.</text:p>
        </text:list-item>
        <text:list-item>
          <text:p text:style-name="P9">Считает хэш (SHA-256) от файла.</text:p>
        </text:list-item>
        <text:list-item>
          <text:p text:style-name="P9">Подписывает хэш закрытым ключом.</text:p>
        </text:list-item>
        <text:list-item>
          <text:p text:style-name="P9">Отправляет подпись обратно клиенту.</text:p>
        </text:list-item>
      </text:list>
      <text:h text:style-name="Heading_20_4" text:outline-level="4">Ключевые компоненты:</text:h>
      <text:list text:style-name="L6">
        <text:list-item>
          <text:p text:style-name="P10">TCP socket-сервер (например, порт 8888).</text:p>
        </text:list-item>
        <text:list-item>
          <text:p text:style-name="P10">Использование OpenSSL:</text:p>
          <text:list>
            <text:list-item>
              <text:p text:style-name="P10"><text:span text:style-name="Source_20_Text">SHA256()</text:span> — хэширование.</text:p>
            </text:list-item>
            <text:list-item>
              <text:p text:style-name="P10"><text:span text:style-name="Source_20_Text">RSA_sign()</text:span> — подписание.</text:p>
            </text:list-item>
          </text:list>
        </text:list-item>
      </text:list>
      <text:p text:style-name="Horizontal_20_Line"/>
      <text:h text:style-name="Heading_20_3" text:outline-level="3">3. 🖥️ Клиент</text:h>
      <text:h text:style-name="Heading_20_4" text:outline-level="4">Функции:</text:h>
      <text:list text:style-name="L7">
        <text:list-item>
          <text:p text:style-name="P11">Загружает файл.</text:p>
        </text:list-item>
        <text:list-item>
          <text:p text:style-name="P11">Отправляет файл на сервер.</text:p>
        </text:list-item>
        <text:list-item>
          <text:p text:style-name="P11">Получает подпись.</text:p>
        </text:list-item>
        <text:list-item>
          <text:p text:style-name="P11">Хэширует файл локально.</text:p>
        </text:list-item>
        <text:list-item>
          <text:p text:style-name="P11">Проверяет подпись с помощью открытого ключа.</text:p>
        </text:list-item>
      </text:list>
      <text:h text:style-name="Heading_20_4" text:outline-level="4">Используем OpenSSL:</text:h>
      <text:list text:style-name="L8">
        <text:list-item>
          <text:p text:style-name="P12"><text:span text:style-name="Source_20_Text">SHA256()</text:span> — хэш.</text:p>
        </text:list-item>
        <text:list-item>
          <text:p text:style-name="P12"><text:span text:style-name="Source_20_Text">RSA_verify()</text:span> — проверка подписи.</text:p>
        </text:list-item>
      </text:list>
      <text:p text:style-name="Horizontal_20_Line"/>
      <text:h text:style-name="Heading_20_3" text:outline-level="3">4. 🗂️ Формат обмена</text:h>
      <text:list text:style-name="L9">
        <text:list-item>
          <text:p text:style-name="P13">Клиент → Сервер:</text:p>
          <text:list>
            <text:list-item>
              <text:p text:style-name="P13">Размер файла (int)</text:p>
            </text:list-item>
            <text:list-item>
              <text:p text:style-name="P13">Сам файл (байты)</text:p>
            </text:list-item>
          </text:list>
        </text:list-item>
        <text:list-item>
          <text:p text:style-name="P13">Сервер → Клиент:</text:p>
          <text:list>
            <text:list-item>
              <text:p text:style-name="P13">Размер подписи (int)</text:p>
            </text:list-item>
            <text:list-item>
              <text:p text:style-name="P13">Подпись (байты)</text:p>
            </text:list-item>
          </text:list>
        </text:list-item>
      </text:list>
      <text:p text:style-name="Horizontal_20_Line"/>
      <text:h text:style-name="Heading_20_2" text:outline-level="2"><text:soft-page-break/>📦 Структура проекта</text:h>
      <text:p text:style-name="Preformatted_20_Text">bash</text:p>
      <text:p text:style-name="Preformatted_20_Text">КопироватьРедактировать</text:p>
      <text:p text:style-name="P1"><text:span text:style-name="Source_20_Text">/signing_app</text:span></text:p>
      <text:p text:style-name="P3"><text:span text:style-name="Source_20_Text">│</text:span></text:p>
      <text:p text:style-name="P3"><text:span text:style-name="Source_20_Text">├── server/</text:span></text:p>
      <text:p text:style-name="P3"><text:span text:style-name="Source_20_Text">│ <text:s text:c="2"/>├── main.cpp</text:span></text:p>
      <text:p text:style-name="P3"><text:span text:style-name="Source_20_Text">│ <text:s text:c="2"/>├── signer.cpp/hpp</text:span></text:p>
      <text:p text:style-name="P3"><text:span text:style-name="Source_20_Text">│ <text:s text:c="2"/>└── private.pem</text:span></text:p>
      <text:p text:style-name="P3"><text:span text:style-name="Source_20_Text">│</text:span></text:p>
      <text:p text:style-name="P3"><text:span text:style-name="Source_20_Text">├── client/</text:span></text:p>
      <text:p text:style-name="P3"><text:span text:style-name="Source_20_Text">│ <text:s text:c="2"/>├── main.cpp</text:span></text:p>
      <text:p text:style-name="P3"><text:span text:style-name="Source_20_Text">│ <text:s text:c="2"/>├── verifier.cpp/hpp</text:span></text:p>
      <text:p text:style-name="P3"><text:span text:style-name="Source_20_Text">│ <text:s text:c="2"/>└── public.pem</text:span></text:p>
      <text:p text:style-name="P3"><text:span text:style-name="Source_20_Text">│</text:span></text:p>
      <text:p text:style-name="P4"><text:span text:style-name="Source_20_Text">├── CMakeLists.txt</text:span></text:p>
      <text:p text:style-name="Horizontal_20_Line"/>
      <text:h text:style-name="Heading_20_2" text:outline-level="2">🛠️ Детали реализации</text:h>
      <text:h text:style-name="Heading_20_3" text:outline-level="3">📁 Сервер (<text:span text:style-name="Source_20_Text">server/main.cpp</text:span>)</text:h>
      <text:list text:style-name="L10">
        <text:list-item>
          <text:p text:style-name="P14">Принять файл.</text:p>
        </text:list-item>
        <text:list-item>
          <text:p text:style-name="P14">Вычислить SHA-256.</text:p>
        </text:list-item>
        <text:list-item>
          <text:p text:style-name="P14">Подписать хэш:</text:p>
        </text:list-item>
      </text:list>
      <text:p text:style-name="Preformatted_20_Text">cpp</text:p>
      <text:p text:style-name="Preformatted_20_Text">КопироватьРедактировать</text:p>
      <text:p text:style-name="P2"><text:span text:style-name="Source_20_Text">RSA_sign(NID_sha256, hash, hash_len, signature, &amp;sig_len, rsa_private);</text:span></text:p>
      <text:h text:style-name="Heading_20_3" text:outline-level="3">📁 Клиент (<text:span text:style-name="Source_20_Text">client/main.cpp</text:span>)</text:h>
      <text:list text:style-name="L11">
        <text:list-item>
          <text:p text:style-name="P15">Считать файл.</text:p>
        </text:list-item>
        <text:list-item>
          <text:p text:style-name="P15">Отправить на сервер.</text:p>
        </text:list-item>
        <text:list-item>
          <text:p text:style-name="P15">Получить подпись.</text:p>
        </text:list-item>
        <text:list-item>
          <text:p text:style-name="P15">Хэшировать файл.</text:p>
        </text:list-item>
        <text:list-item>
          <text:p text:style-name="P15">Проверить подпись:</text:p>
        </text:list-item>
      </text:list>
      <text:p text:style-name="Preformatted_20_Text">cpp</text:p>
      <text:p text:style-name="Preformatted_20_Text">КопироватьРедактировать</text:p>
      <text:p text:style-name="P2"><text:span text:style-name="Source_20_Text">RSA_verify(NID_sha256, hash, hash_len, signature, sig_len, rsa_public);</text:span></text:p>
      <text:p text:style-name="Horizontal_20_Line"/>
      <text:h text:style-name="Heading_20_2" text:outline-level="2">⚠️ Безопасность</text:h>
      <text:list text:style-name="L12">
        <text:list-item>
          <text:p text:style-name="P16">Передача открытого ключа может быть незащищенной.</text:p>
        </text:list-item>
        <text:list-item>
          <text:p text:style-name="P16">Для реального применения рекомендуется:</text:p>
          <text:list>
            <text:list-item>
              <text:p text:style-name="P16">TLS для защиты соединения.</text:p>
            </text:list-item>
            <text:list-item>
              <text:p text:style-name="P16"><text:soft-page-break/>Проверка подлинности сервера.</text:p>
            </text:list-item>
          </text:list>
        </text:list-item>
      </text:list>
      <text:p text:style-name="Horizontal_20_Line"/>
      <text:h text:style-name="Heading_20_2" text:outline-level="2">📌 Пример команд для сборки (через g++)</text:h>
      <text:p text:style-name="Preformatted_20_Text">bash</text:p>
      <text:p text:style-name="Preformatted_20_Text">КопироватьРедактировать</text:p>
      <text:p text:style-name="P1"><text:span text:style-name="Source_20_Text">g++ server/main.cpp server/signer.cpp -o server -lssl -lcrypto</text:span></text:p>
      <text:p text:style-name="P4"><text:span text:style-name="Source_20_Text">g++ client/main.cpp client/verifier.cpp -o client -lssl -lcrypto</text:span></text:p>
      <text:p text:style-name="Horizontal_20_Line"/>
      <text:h text:style-name="Heading_20_2" text:outline-level="2">✅ Дополнительно</text:h>
      <text:list text:style-name="L13">
        <text:list-item>
          <text:p text:style-name="P17">Логирование операций.</text:p>
        </text:list-item>
        <text:list-item>
          <text:p text:style-name="P17">Возможность повторной отправки.</text:p>
        </text:list-item>
        <text:list-item>
          <text:p text:style-name="P17">Протокол подтверждения получения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0T20:32:54.543000000</meta:creation-date>
    <dc:date>2025-06-20T20:32:57.263000000</dc:date>
    <meta:editing-duration>PT3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99" meta:word-count="378" meta:character-count="2630" meta:non-whitespace-character-count="2383"/>
  </office:meta>
</office:document-meta>
</file>